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9.77mm"/>
    </style:style>
    <style:style style:name="co5" style:family="table-column">
      <style:table-column-properties fo:break-before="auto" style:column-width="4.78mm"/>
    </style:style>
    <style:style style:name="co6" style:family="table-column">
      <style:table-column-properties fo:break-before="auto" style:column-width="13.02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1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4" table:default-cell-style-name="ce2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20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gi-Nr</text:p>
          </table:table-cell>
          <table:table-cell table:style-name="Default" table:number-columns-repeated="20"/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 table:style-name="ce1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Default"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zusatz</text:p>
          </table:table-cell>
          <table:table-cell table:style-name="Default"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fan Klemke</text:p>
          </table:table-cell>
          <table:table-cell office:value-type="string" calcext:value-type="string">
            <text:p>12-930-012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table:formula="of:=SUM([.C5:.D5])" office:value-type="float" office:value="7.5" calcext:value-type="float">
            <text:p>7.50</text:p>
          </table:table-cell>
          <table:table-cell/>
          <table:table-cell table:number-columns-repeated="2"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.00</text:p>
          </table:table-cell>
          <table:table-cell table:formula="of:=SUM([.G5:.K5])" office:value-type="float" office:value="11" calcext:value-type="float">
            <text:p>11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formula="of:=SUM([.N5:.P5])" office:value-type="float" office:value="6" calcext:value-type="float">
            <text:p>6.0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SUM([.S5:.U5])" office:value-type="float" office:value="5" calcext:value-type="float">
            <text:p>5.00</text:p>
          </table:table-cell>
          <table:table-cell table:formula="of:=[.E5]+[.L5]+[.Q5]+[.V5]" office:value-type="float" office:value="29.5" calcext:value-type="float">
            <text:p>29.5</text:p>
          </table:table-cell>
          <table:table-cell table:formula="of:=5*[.W5]/[.$W$13]+1" office:value-type="float" office:value="5.21428571428571" calcext:value-type="float">
            <text:p>5.2142857143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Simon Rothenbühler</text:p>
          </table:table-cell>
          <table:table-cell office:value-type="string" calcext:value-type="string">
            <text:p>12-914-56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table:formula="of:=SUM([.C6:.D6])" office:value-type="float" office:value="8" calcext:value-type="float">
            <text:p>8.00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table:number-columns-repeated="3" office:value-type="float" office:value="2" calcext:value-type="float">
            <text:p>2.00</text:p>
          </table:table-cell>
          <table:table-cell table:formula="of:=SUM([.G6:.K6])" office:value-type="float" office:value="13" calcext:value-type="float">
            <text:p>13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formula="of:=SUM([.N6:.P6])" office:value-type="float" office:value="6" calcext:value-type="float">
            <text:p>6.0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SUM([.S6:.U6])" office:value-type="float" office:value="5" calcext:value-type="float">
            <text:p>5.00</text:p>
          </table:table-cell>
          <table:table-cell table:formula="of:=[.E6]+[.L6]+[.Q6]+[.V6]" office:value-type="float" office:value="32" calcext:value-type="float">
            <text:p>32</text:p>
          </table:table-cell>
          <table:table-cell table:formula="of:=5*[.W6]/[.$W$13]+1" office:value-type="float" office:value="5.57142857142857" calcext:value-type="float">
            <text:p>5.5714285714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Alexandra Schelbert</text:p>
          </table:table-cell>
          <table:table-cell office:value-type="string" calcext:value-type="string">
            <text:p>11-944-139</text:p>
          </table:table-cell>
          <table:table-cell office:value-type="float" office:value="5.5" calcext:value-type="float">
            <text:p>5.50</text:p>
          </table:table-cell>
          <table:table-cell office:value-type="float" office:value="3" calcext:value-type="float">
            <text:p>3.00</text:p>
          </table:table-cell>
          <table:table-cell table:formula="of:=SUM([.C7:.D7])" office:value-type="float" office:value="8.5" calcext:value-type="float">
            <text:p>8.50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formula="of:=SUM([.G7:.K7])" office:value-type="float" office:value="10" calcext:value-type="float">
            <text:p>10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formula="of:=SUM([.N7:.P7])" office:value-type="float" office:value="6" calcext:value-type="float">
            <text:p>6.0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formula="of:=SUM([.S7:.U7])" office:value-type="float" office:value="6" calcext:value-type="float">
            <text:p>6.00</text:p>
          </table:table-cell>
          <table:table-cell table:formula="of:=[.E7]+[.L7]+[.Q7]+[.V7]" office:value-type="float" office:value="30.5" calcext:value-type="float">
            <text:p>30.5</text:p>
          </table:table-cell>
          <table:table-cell table:formula="of:=5*[.W7]/[.$W$13]+1" office:value-type="float" office:value="5.35714285714286" calcext:value-type="float">
            <text:p>5.357142857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aya Hiltpold</text:p>
          </table:table-cell>
          <table:table-cell office:value-type="string" calcext:value-type="string">
            <text:p>11-033-991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table:formula="of:=SUM([.C8:.D8])" office:value-type="float" office:value="10" calcext:value-type="float">
            <text:p>10.00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SUM([.G8:.K8])" office:value-type="float" office:value="10.5" calcext:value-type="float">
            <text:p>10.5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formula="of:=SUM([.N8:.P8])" office:value-type="float" office:value="5" calcext:value-type="float">
            <text:p>5.00</text:p>
          </table:table-cell>
          <table:table-cell/>
          <table:table-cell table:number-columns-repeated="2"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table:formula="of:=SUM([.S8:.U8])" office:value-type="float" office:value="5" calcext:value-type="float">
            <text:p>5.00</text:p>
          </table:table-cell>
          <table:table-cell table:formula="of:=[.E8]+[.L8]+[.Q8]+[.V8]" office:value-type="float" office:value="30.5" calcext:value-type="float">
            <text:p>30.5</text:p>
          </table:table-cell>
          <table:table-cell table:formula="of:=5*[.W8]/[.$W$13]+1" office:value-type="float" office:value="5.35714285714286" calcext:value-type="float">
            <text:p>5.357142857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Elisa Manzocchi</text:p>
          </table:table-cell>
          <table:table-cell office:value-type="string" calcext:value-type="string">
            <text:p>11-944-105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table:formula="of:=SUM([.C9:.D9])" office:value-type="float" office:value="8" calcext:value-type="float">
            <text:p>8.00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.00</text:p>
          </table:table-cell>
          <table:table-cell table:formula="of:=SUM([.G9:.K9])" office:value-type="float" office:value="13" calcext:value-type="float">
            <text:p>13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formula="of:=SUM([.N9:.P9])" office:value-type="float" office:value="6" calcext:value-type="float">
            <text:p>6.0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.00</text:p>
          </table:table-cell>
          <table:table-cell table:formula="of:=SUM([.S9:.U9])" office:value-type="float" office:value="5.5" calcext:value-type="float">
            <text:p>5.50</text:p>
          </table:table-cell>
          <table:table-cell table:formula="of:=[.E9]+[.L9]+[.Q9]+[.V9]" office:value-type="float" office:value="32.5" calcext:value-type="float">
            <text:p>32.5</text:p>
          </table:table-cell>
          <table:table-cell table:formula="of:=5*[.W9]/[.$W$13]+1" office:value-type="float" office:value="5.64285714285714" calcext:value-type="float">
            <text:p>5.6428571429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Antonia Ruckli</text:p>
          </table:table-cell>
          <table:table-cell office:value-type="string" calcext:value-type="string">
            <text:p>12-924-916</text:p>
          </table:table-cell>
          <table:table-cell office:value-type="float" office:value="5.5" calcext:value-type="float">
            <text:p>5.50</text:p>
          </table:table-cell>
          <table:table-cell office:value-type="float" office:value="3" calcext:value-type="float">
            <text:p>3.00</text:p>
          </table:table-cell>
          <table:table-cell table:formula="of:=SUM([.C10:.D10])" office:value-type="float" office:value="8.5" calcext:value-type="float">
            <text:p>8.5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2" calcext:value-type="float">
            <text:p>2.00</text:p>
          </table:table-cell>
          <table:table-cell table:formula="of:=SUM([.G10:.K10])" office:value-type="float" office:value="11" calcext:value-type="float">
            <text:p>11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SUM([.N10:.P10])" office:value-type="float" office:value="3" calcext:value-type="float">
            <text:p>3.0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SUM([.S10:.U10])" office:value-type="float" office:value="5" calcext:value-type="float">
            <text:p>5.00</text:p>
          </table:table-cell>
          <table:table-cell table:formula="of:=[.E10]+[.L10]+[.Q10]+[.V10]" office:value-type="float" office:value="27.5" calcext:value-type="float">
            <text:p>27.5</text:p>
          </table:table-cell>
          <table:table-cell table:formula="of:=5*[.W10]/[.$W$13]+1" office:value-type="float" office:value="4.92857142857143" calcext:value-type="float">
            <text:p>4.9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Erreichbare Punktzahl</text:p>
          </table:table-cell>
          <table:table-cell/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table:formula="of:=SUM([.C12:.D12])" office:value-type="float" office:value="10" calcext:value-type="float">
            <text:p>10.00</text:p>
          </table:table-cell>
          <table:table-cell/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formula="of:=SUM([.G12:.K12])" office:value-type="float" office:value="15" calcext:value-type="float">
            <text:p>15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formula="of:=SUM([.N12:.P12])" office:value-type="float" office:value="6" calcext:value-type="float">
            <text:p>6.00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formula="of:=SUM([.S12:.U12])" office:value-type="float" office:value="6" calcext:value-type="float">
            <text:p>6.00</text:p>
          </table:table-cell>
          <table:table-cell table:formula="of:=[.E12]+[.L12]+[.Q12]+[.V12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0"/>
          <table:table-cell office:value-type="float" office:value="35" calcext:value-type="float">
            <text:p>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6:30:47.407068000</meta:creation-date>
    <dc:date>2016-06-01T07:06:53.468313000</dc:date>
    <meta:editing-duration>PT17M53S</meta:editing-duration>
    <meta:editing-cycles>3</meta:editing-cycles>
    <meta:generator>LibreOffice/5.0.3.2$MacOSX_X86_64 LibreOffice_project/e5f16313668ac592c1bfb310f4390624e3dbfb75</meta:generator>
    <meta:document-statistic meta:table-count="1" meta:cell-count="171" meta:object-count="0"/>
  </office:meta>
</office:document-meta>
</file>